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svg:stroke-opacity="60%" draw:fill="none" draw:fill-color="#729fcf" draw:textarea-horizontal-align="justify" draw:textarea-vertical-align="middle" draw:auto-grow-height="false" fo:min-height="0.828cm" fo:min-width="0.57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svg:stroke-opacity="60%" draw:fill="none" draw:fill-color="#729fcf" draw:textarea-horizontal-align="justify" draw:textarea-vertical-align="middle" draw:auto-grow-height="false" fo:min-height="0.724cm" fo:min-width="0.474cm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524cm" svg:height="1.524cm" svg:x="3.556cm" svg:y="3.048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3.557cm" svg:y="6.549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3.557cm" svg:y="10.349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7cm" svg:y="1.649cm">
          <text:p text:style-name="P1">W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8cm" svg:y="4.05cm">
          <text:p text:style-name="P1">W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8cm" svg:y="7.05cm">
          <text:p text:style-name="P1">W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8cm" svg:y="9.55cm">
          <text:p text:style-name="P1">W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7.058cm" svg:y="12.25cm">
          <text:p text:style-name="P1">W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826cm" svg:y1="3.302cm" svg:x2="17.272cm" svg:y2="1.778cm">
          <text:p/>
        </draw:line>
        <draw:line draw:style-name="gr3" draw:text-style-name="P3" draw:layer="layout" svg:x1="5.08cm" svg:y1="3.81cm" svg:x2="17.526cm" svg:y2="4.318cm">
          <text:p/>
        </draw:line>
        <draw:line draw:style-name="gr3" draw:text-style-name="P3" draw:layer="layout" svg:x1="4.826cm" svg:y1="4.318cm" svg:x2="17.78cm" svg:y2="7.05cm">
          <text:p/>
        </draw:line>
        <draw:line draw:style-name="gr3" draw:text-style-name="P3" draw:layer="layout" svg:x1="4.826cm" svg:y1="4.318cm" svg:x2="17.78cm" svg:y2="9.55cm">
          <text:p/>
        </draw:line>
        <draw:line draw:style-name="gr3" draw:text-style-name="P3" draw:layer="layout" svg:x1="4.318cm" svg:y1="4.572cm" svg:x2="18.034cm" svg:y2="12.25cm">
          <text:p/>
        </draw:line>
        <draw:line draw:style-name="gr3" draw:text-style-name="P3" draw:layer="layout" svg:x1="4.826cm" svg:y1="6.858cm" svg:x2="17.057cm" svg:y2="2.286cm">
          <text:p/>
        </draw:line>
        <draw:line draw:style-name="gr3" draw:text-style-name="P3" draw:layer="layout" svg:x1="5.081cm" svg:y1="7.366cm" svg:x2="17.058cm" svg:y2="7.874cm">
          <text:p/>
        </draw:line>
        <draw:line draw:style-name="gr3" draw:text-style-name="P3" draw:layer="layout" svg:x1="5.081cm" svg:y1="7.112cm" svg:x2="17.058cm" svg:y2="4.826cm">
          <text:p/>
        </draw:line>
        <draw:line draw:style-name="gr3" draw:text-style-name="P3" draw:layer="layout" svg:x1="4.826cm" svg:y1="7.874cm" svg:x2="17.058cm" svg:y2="10.414cm">
          <text:p/>
        </draw:line>
        <draw:line draw:style-name="gr3" draw:text-style-name="P3" draw:layer="layout" svg:x1="5.08cm" svg:y1="7.874cm" svg:x2="17.058cm" svg:y2="12.954cm">
          <text:p/>
        </draw:line>
        <draw:line draw:style-name="gr3" draw:text-style-name="P3" draw:layer="layout" svg:x1="4.318cm" svg:y1="10.349cm" svg:x2="17.057cm" svg:y2="2.286cm">
          <text:p/>
        </draw:line>
        <draw:line draw:style-name="gr3" draw:text-style-name="P3" draw:layer="layout" svg:x1="4.826cm" svg:y1="10.668cm" svg:x2="17.018cm" svg:y2="4.826cm">
          <text:p/>
        </draw:line>
        <draw:line draw:style-name="gr3" draw:text-style-name="P3" draw:layer="layout" svg:x1="5.08cm" svg:y1="10.922cm" svg:x2="17.018cm" svg:y2="7.874cm">
          <text:p/>
        </draw:line>
        <draw:line draw:style-name="gr3" draw:text-style-name="P3" draw:layer="layout" svg:x1="5.081cm" svg:y1="11.176cm" svg:x2="17.058cm" svg:y2="10.349cm">
          <text:p/>
        </draw:line>
        <draw:line draw:style-name="gr3" draw:text-style-name="P3" draw:layer="layout" svg:x1="4.826cm" svg:y1="11.684cm" svg:x2="17.058cm" svg:y2="12.954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1.524cm" svg:height="1.524cm" svg:x="3.557cm" svg:y="3.049cm">
          <text:p text:style-name="P1">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524cm" svg:height="1.524cm" svg:x="3.558cm" svg:y="8.45cm">
          <text:p text:style-name="P1">K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0.258cm" svg:y="2.25cm">
          <text:p text:style-name="P1">K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0.259cm" svg:y="5.851cm">
          <text:p text:style-name="P1">S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0.26cm" svg:y="9.352cm">
          <text:p text:style-name="P1">G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8.36cm" svg:y="0.852cm">
          <text:p text:style-name="P1">D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8.361cm" svg:y="4.653cm">
          <text:p text:style-name="P1">G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8.361cm" svg:y="7.953cm">
          <text:p text:style-name="P1">C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24cm" svg:height="1.524cm" svg:x="18.362cm" svg:y="11.75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826cm" svg:y1="3.302cm" svg:x2="10.414cm" svg:y2="2.54cm">
          <text:p/>
        </draw:line>
        <draw:line draw:style-name="gr3" draw:text-style-name="P3" draw:layer="layout" svg:x1="5.081cm" svg:y1="3.81cm" svg:x2="10.414cm" svg:y2="6.096cm">
          <text:p/>
        </draw:line>
        <draw:line draw:style-name="gr3" draw:text-style-name="P3" draw:layer="layout" svg:x1="4.826cm" svg:y1="4.318cm" svg:x2="10.668cm" svg:y2="9.652cm">
          <text:p/>
        </draw:line>
        <draw:line draw:style-name="gr3" draw:text-style-name="P3" draw:layer="layout" svg:x1="4.826cm" svg:y1="8.636cm" svg:x2="10.414cm" svg:y2="3.556cm">
          <text:p/>
        </draw:line>
        <draw:line draw:style-name="gr3" draw:text-style-name="P3" draw:layer="layout" svg:x1="5.082cm" svg:y1="9.398cm" svg:x2="10.259cm" svg:y2="6.604cm">
          <text:p/>
        </draw:line>
        <draw:line draw:style-name="gr3" draw:text-style-name="P3" draw:layer="layout" svg:x1="4.826cm" svg:y1="9.652cm" svg:x2="10.26cm" svg:y2="10.16cm">
          <text:p/>
        </draw:line>
        <draw:connector draw:style-name="gr5" draw:text-style-name="P1" draw:layer="layout" svg:x1="4.32cm" svg:y1="9.974cm" svg:x2="18.362cm" svg:y2="12.516cm" draw:start-shape="id1" draw:start-glue-point="8" draw:end-shape="id2" draw:end-glue-point="6" svg:d="M4320 9974v2542h14042" svg:viewBox="0 0 14043 2543">
          <text:p/>
        </draw:connector>
        <draw:line draw:style-name="gr6" draw:text-style-name="P3" draw:layer="layout" svg:x1="4.318cm" svg:y1="4.573cm" svg:x2="11.176cm" svg:y2="14.478cm">
          <text:p/>
        </draw:line>
        <draw:line draw:style-name="gr3" draw:text-style-name="P3" draw:layer="layout" svg:x1="11.176cm" svg:y1="14.478cm" svg:x2="18.542cm" svg:y2="12.954cm">
          <text:p/>
        </draw:line>
        <draw:line draw:style-name="gr3" draw:text-style-name="P3" draw:layer="layout" svg:x1="4.318cm" svg:y1="3.049cm" svg:x2="19.05cm" svg:y2="0.852cm">
          <text:p/>
        </draw:line>
        <draw:line draw:style-name="gr3" draw:text-style-name="P3" draw:layer="layout" svg:x1="11.782cm" svg:y1="3.049cm" svg:x2="18.36cm" svg:y2="1.524cm">
          <text:p/>
        </draw:line>
        <draw:line draw:style-name="gr3" draw:text-style-name="P3" draw:layer="layout" svg:x1="11.782cm" svg:y1="2.794cm" svg:x2="19.05cm" svg:y2="4.653cm">
          <text:p/>
        </draw:line>
        <draw:line draw:style-name="gr3" draw:text-style-name="P3" draw:layer="layout" svg:x1="11.43cm" svg:y1="3.556cm" svg:x2="18.542cm" svg:y2="8.128cm">
          <text:p/>
        </draw:line>
        <draw:line draw:style-name="gr3" draw:text-style-name="P3" draw:layer="layout" svg:x1="11.43cm" svg:y1="6.096cm" svg:x2="18.542cm" svg:y2="2.032cm">
          <text:p/>
        </draw:line>
        <draw:line draw:style-name="gr3" draw:text-style-name="P3" draw:layer="layout" svg:x1="11.783cm" svg:y1="6.604cm" svg:x2="18.361cm" svg:y2="5.334cm">
          <text:p/>
        </draw:line>
        <draw:line draw:style-name="gr3" draw:text-style-name="P3" draw:layer="layout" svg:x1="11.43cm" svg:y1="7.112cm" svg:x2="18.542cm" svg:y2="8.636cm">
          <text:p/>
        </draw:line>
        <draw:line draw:style-name="gr3" draw:text-style-name="P3" draw:layer="layout" svg:x1="11.43cm" svg:y1="9.652cm" svg:x2="18.542cm" svg:y2="2.032cm">
          <text:p/>
        </draw:line>
        <draw:line draw:style-name="gr3" draw:text-style-name="P3" draw:layer="layout" svg:x1="11.784cm" svg:y1="10.16cm" svg:x2="18.542cm" svg:y2="5.334cm">
          <text:p/>
        </draw:line>
        <draw:line draw:style-name="gr3" draw:text-style-name="P3" draw:layer="layout" svg:x1="11.43cm" svg:y1="10.668cm" svg:x2="18.542cm" svg:y2="9.144cm">
          <text:p/>
        </draw:line>
        <draw:frame draw:style-name="gr7" draw:text-style-name="P4" draw:layer="layout" svg:width="2.286cm" svg:height="1.673cm" svg:x="1.778cm" svg:y="2.899cm">
          <draw:text-box>
            <text:p>700</text:p>
          </draw:text-box>
        </draw:frame>
        <draw:frame draw:style-name="gr7" draw:text-style-name="P4" draw:layer="layout" svg:width="2.286cm" svg:height="1.673cm" svg:x="1.778cm" svg:y="8.5cm">
          <draw:text-box>
            <text:p>800</text:p>
          </draw:text-box>
        </draw:frame>
        <draw:frame draw:style-name="gr7" draw:text-style-name="P4" draw:layer="layout" svg:width="2.286cm" svg:height="1.673cm" svg:x="19.978cm" svg:y="0.8cm">
          <draw:text-box>
            <text:p>600</text:p>
          </draw:text-box>
        </draw:frame>
        <draw:frame draw:style-name="gr7" draw:text-style-name="P4" draw:layer="layout" svg:width="2.286cm" svg:height="1.673cm" svg:x="19.978cm" svg:y="4.901cm">
          <draw:text-box>
            <text:p>500</text:p>
          </draw:text-box>
        </draw:frame>
        <draw:frame draw:style-name="gr7" draw:text-style-name="P4" draw:layer="layout" svg:width="2.286cm" svg:height="1.673cm" svg:x="19.978cm" svg:y="8.101cm">
          <draw:text-box>
            <text:p>300</text:p>
          </draw:text-box>
        </draw:frame>
        <draw:frame draw:style-name="gr7" draw:text-style-name="P4" draw:layer="layout" svg:width="2.286cm" svg:height="1.673cm" svg:x="19.978cm" svg:y="11.901cm">
          <draw:text-box>
            <text:p>100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10:08:32.968941727</meta:creation-date>
    <dc:date>2021-09-20T10:13:04.432600570</dc:date>
    <meta:editing-duration>P6DT42M29S</meta:editing-duration>
    <meta:editing-cycles>5</meta:editing-cycles>
    <meta:generator>LibreOffice/6.0.7.3$Linux_X86_64 LibreOffice_project/00m0$Build-3</meta:generator>
    <meta:document-statistic meta:object-count="81"/>
  </office:meta>
</office:document-meta>
</file>